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8b6e"/>
    </style:style>
    <style:style style:name="P2" style:family="paragraph" style:parent-style-name="Standard">
      <style:text-properties officeooo:paragraph-rsid="00039035"/>
    </style:style>
    <style:style style:name="P3" style:family="paragraph" style:parent-style-name="Standard">
      <style:text-properties officeooo:rsid="0002496f" officeooo:paragraph-rsid="00039035"/>
    </style:style>
    <style:style style:name="P4" style:family="paragraph" style:parent-style-name="Standard">
      <style:text-properties officeooo:paragraph-rsid="00039035"/>
    </style:style>
    <style:style style:name="T1" style:family="text">
      <style:text-properties officeooo:rsid="0000755e"/>
    </style:style>
    <style:style style:name="T2" style:family="text">
      <style:text-properties officeooo:rsid="0000e4d8"/>
    </style:style>
    <style:style style:name="T3" style:family="text">
      <style:text-properties officeooo:rsid="0002496f"/>
    </style:style>
    <style:style style:name="T4" style:family="text">
      <style:text-properties officeooo:rsid="000479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База данных проектируется для сайта <text:span text:style-name="T1">ketner.ru. Она должна обеспечить прием заказов, их обработку, а так же оптимизировать производство.</text:span></text:p>
      <text:p text:style-name="Standard"/>
      <text:p text:style-name="Standard">На клиентской стороне будет «конструктор манков», где пользователь может скомпоновать заказ из разных деталей, при этом не все варианты совместимы между собой, приложение и база должны предлагать только «хорошие» варианты. По большому счету, тут все аналогично «конструктору пиццы».</text:p>
      <text:p text:style-name="Standard">В то же время, менеджеру может потребоваться «провести» заказ с некомплектными манками (ремонт), или например, серию из нескольких однотипных деталей. Частично контроль будет реализован в базе, частично — на фронтэнде.</text:p>
      <text:p text:style-name="Standard"/>
      <text:p text:style-name="Standard">Изготовление манков происходит в основном на станках с ЧПУ, но есть и другие операции. С «точки зрения станка» каждая деталь представляет из себя несколько управляющих программ <text:span text:style-name="T2">G-code. Перенастройка с операции на операцию занимает время, и при наладке возможна выбраковка деталей. </text:span></text:p>
      <text:p text:style-name="Standard">Задача базы на участке производства - «разобрать» заказы до отдельных управляющих программ, и разбить по группам, чтобы станки как можно больше работали, и меньше требовали перенастройки.</text:p>
      <text:p text:style-name="Standard">Станки разные, имеют разные приспособления, и функционал пересекается частично. Роль приложения на этом «участке» такова: выбирается станок, активный инструмент, приспособление. Приложение учитывает, чем «занято» другое оборудование, и выдает станочнику инструкции — каким инструментом, в какой системе координат (приспособлении), сколько и каких деталей он должен сделать. Конечно, это внешняя логика, <text:s/>база должна предоставить нужные данные.</text:p>
      <text:p text:style-name="Standard"/>
      <text:p text:style-name="P1">Пока <text:span text:style-name="T3">G-code будет храниться в одной таблице, в виде ссылок на файлы. На деле, станочный код по структуре имеет как и Веб страница хедер, <text:s/>футер, и тело. Первые два — характеризуют станок, для одного оборудования они всегда одинаковы. Тело — всегда одинаково для одной детали, даже если операция выполняется разными станками. Кроме того, путем математической обработки координат (ко всем Х добавить 50 мм, например) — можно создать копию геометрии, смещенную в сторону. Таким образом, станок за один запуск сделает две или более копии детали. Так же можно менять скорости обработки, в зависимости от выбранного заказчиком материала, компенсировать износ инструмента выборочно вносить исправления в код по паттернам и т.д. Поэтому формат подбираю так, чтобы удобно было потом на лету менять код, и генерировать управляющие программы.</text:span></text:p>
      <text:p text:style-name="P1"/>
      <text:p text:style-name="P3">В финальной версии базы будет либо несколько табличек для хранения «фрагментов» УП, либо под это будет другая база, <text:s/>elasticsearch или mongo — определюсь в процессе. Часть поставленных задач лучше решается одной, часть другой, но поскольку УП не слишком много, вполне возможно что ограничусь исправлением таблиц в этой базе.</text:p>
      <text:p text:style-name="P2"/>
      <text:p text:style-name="P2"><text:span text:style-name="T3">Так же с помощью БД будет осуществляться учет материала и инструмента на складе, <text:s/>а так же контроль рабочего времени инструмента, и его остроты. Каждая УП в базе имеет графу времени, каждый инструмент (сущность) - время жизни. Предусмотрена возможность контролировать расход, своевременно предупреждая о необходимости заказа расходников, или замены фрезы.</text:span></text:p>
      <text:p text:style-name="P2"/>
      <text:p text:style-name="P2">Триггеры и процедуры не создавал. Вся логика достаточно сложная получается, и будет вынесена на уровень бэкэнда. Например, чтобы учитывать «время жизни» фрезы, мало просто декрементировать соответствующую графу. Нужно учесть материал, скорость резания, подачу на зуб, и, конечно, само время работы. Я понимаю, как создавать триггеры, функции и процедуры, но так же понимаю, что здесь лучше использовать другие средства. 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09:20:50.649989707</meta:creation-date>
    <dc:date>2020-03-31T07:43:03.512710142</dc:date>
    <meta:editing-duration>PT3M8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0" meta:word-count="479" meta:character-count="3477" meta:non-whitespace-character-count="2995"/>
  </office:meta>
</office:document-meta>
</file>